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StarSymbol" style:font-style-name="Regular" style:font-charset="x-symbol" fo:font-weight="normal" style:font-family-asian="StarBats" style:font-style-name-asian="Regular" style:font-charset-asian="x-symbol" style:font-weight-asian="normal" style:font-family-complex="StarBats" style:font-style-name-complex="Regular" style:font-charset-complex="x-symbol" style:font-weight-complex="normal"/>
    </style:style>
    <style:style style:name="T3" style:family="text">
      <style:text-properties fo:font-family="OpenSymbol" style:font-style-name="Regular" style:font-charset="x-symbol" fo:font-weight="normal" style:font-family-asian="OpenSymbol" style:font-style-name-asian="Regular" style:font-charset-asian="x-symbol" style:font-weight-asian="normal" style:font-family-complex="OpenSymbol" style:font-style-name-complex="Regular" style:font-charset-complex="x-symbol" style:font-weight-complex="normal"/>
    </style:style>
    <style:style style:name="T4" style:family="text">
      <style:text-properties fo:font-family="StarSymbol" style:font-style-name="Regular" style:font-charset="x-symbol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style:style style:name="T5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6" style:family="text">
      <style:text-properties fo:font-family="Arial" style:font-family-generic="swiss" style:font-pitch="variable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7" style:family="text">
      <style:text-properties fo:font-family="StarSymbol" style:font-style-name="Regular" style:font-charset="x-symbol" style:font-family-asian="StarSymbol" style:font-style-name-asian="Regular" style:font-charset-asian="x-symbol" style:font-family-complex="StarSymbol" style:font-style-name-complex="Regular" style:font-charset-complex="x-symbol"/>
    </style:style>
    <style:style style:name="T8" style:family="text">
      <style:text-properties fo:font-family="Arial" style:font-family-generic="swiss" style:font-pitch="variable" style:font-family-asian="StarSymbol" style:font-style-name-asian="Regular" style:font-charset-asian="x-symbol" style:font-family-complex="StarSymbol" style:font-style-name-complex="Regular" style:font-charset-complex="x-symbo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family="StarSymbol" style:font-style-name="Regular" style:font-charset="x-symbol" style:text-underline-style="none" fo:font-weight="normal" style:font-family-asian="StarBats" style:font-style-name-asian="Regular" style:font-charset-asian="x-symbol" style:font-weight-asian="normal" style:font-family-complex="StarBats" style:font-style-name-complex="Regular" style:font-charset-complex="x-symbol" style:font-weight-complex="normal"/>
    </style:style>
    <style:style style:name="T11" style:family="text">
      <style:text-properties fo:font-family="StarSymbol" style:font-style-name="Regular" style:font-charset="x-symbol" style:text-underline-style="none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992cm" svg:height="4.517cm" svg:x="9.947cm" svg:y="0.435cm">
            <draw:text-box>
              <text:p text:style-name="P1"><text:span text:style-name="T1">Blue Forces Operator</text:span></text:p>
              <text:p text:style-name="P1">BFC controls <text:span text:style-name="T2">〈</text:span>go<text:span text:style-name="T2">〉</text:span></text:p>
              <text:p text:style-name="P1">BFC says <text:span text:style-name="T3">〈</text:span>go<text:span text:style-name="T3">〉</text:span></text:p>
              <text:p text:style-name="P1"><text:span text:style-name="T4">〈</text:span>go<text:span text:style-name="T4">〉</text:span><text:span text:style-name="T5">⊃</text:span><text:span text:style-name="T4">〈</text:span><text:span text:style-name="T6">launch</text:span><text:span text:style-name="T4">〉</text:span></text:p>
              <text:p text:style-name="P1">------------------------------</text:p>
              <text:p text:style-name="P1">BFO says <text:span text:style-name="T4">〈</text:span>launch<text:span text:style-name="T4">〉</text:span></text:p>
            </draw:text-box>
          </draw:frame>
          <draw:custom-shape draw:style-name="gr2" draw:text-style-name="P1" draw:layer="layout" svg:width="5.127cm" svg:height="2.589cm" svg:x="4.837cm" svg:y="1.455cm">
            <text:p text:style-name="P1">BFC says <text:span text:style-name="T4">〈</text:span>go<text:span text:style-name="T4">〉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7.068cm" svg:height="4.517cm" svg:x="5.248cm" svg:y="7.435cm">
            <draw:text-box>
              <text:p text:style-name="P1"><text:span text:style-name="T1">Gold Forces Operator</text:span></text:p>
              <text:p text:style-name="P1">GFC controls <text:span text:style-name="T2">〈</text:span>go<text:span text:style-name="T2">〉</text:span></text:p>
              <text:p text:style-name="P1">GFC says <text:span text:style-name="T4">〈</text:span>go<text:span text:style-name="T4">〉</text:span></text:p>
              <text:p text:style-name="P1"><text:span text:style-name="T4">〈</text:span>go<text:span text:style-name="T4">〉</text:span><text:span text:style-name="T7">⊃</text:span><text:span text:style-name="T4">〈</text:span><text:span text:style-name="T8">launch</text:span><text:span text:style-name="T4">〉</text:span></text:p>
              <text:p text:style-name="P1">------------------------------</text:p>
              <text:p text:style-name="P1">GFO says <text:span text:style-name="T4">〈</text:span>launch<text:span text:style-name="T4">〉</text:span></text:p>
            </draw:text-box>
          </draw:frame>
          <draw:custom-shape draw:style-name="gr2" draw:text-style-name="P1" draw:layer="layout" svg:width="5.127cm" svg:height="2.589cm" svg:x="0.075cm" svg:y="8.355cm">
            <text:p text:style-name="P1">GFC says <text:span text:style-name="T4">〈</text:span>go<text:span text:style-name="T4">〉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5.829cm" svg:height="5.228cm" svg:x="18.586cm" svg:y="7.02cm">
            <draw:text-box>
              <text:p text:style-name="P1"><text:span text:style-name="T1">Weapon</text:span></text:p>
              <text:p text:style-name="P1"><text:span text:style-name="T9">(BFO &amp; GFO)</text:span></text:p>
              <text:p text:style-name="P1"><text:span text:style-name="T9">controls </text:span><text:span text:style-name="T10">〈</text:span><text:span text:style-name="T9">launch</text:span><text:span text:style-name="T10">〉</text:span></text:p>
              <text:p text:style-name="P1"><text:span text:style-name="T9">BFO says </text:span><text:span text:style-name="T11">〈</text:span><text:span text:style-name="T9">launch</text:span><text:span text:style-name="T11">〉</text:span></text:p>
              <text:p><text:span text:style-name="T9">GFO says </text:span><text:span text:style-name="T11">〈</text:span><text:span text:style-name="T9">launch</text:span><text:span text:style-name="T11">〉</text:span></text:p>
              <text:p text:style-name="P1"><text:span text:style-name="T9">------------------------</text:span></text:p>
              <text:p text:style-name="P1"><text:span text:style-name="T11">〈</text:span><text:span text:style-name="T9">launch</text:span><text:span text:style-name="T11">〉</text:span></text:p>
            </draw:text-box>
          </draw:frame>
          <draw:custom-shape draw:style-name="gr4" draw:text-style-name="P1" draw:layer="layout" svg:width="5.064cm" svg:height="7.059cm" draw:transform="rotate (-1.57882484135407) translate (24.105cm 2.017cm)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  <draw:frame draw:style-name="gr5" draw:layer="layout" svg:width="5.757cm" svg:height="0.962cm" svg:x="17.002cm" svg:y="2.382cm">
            <draw:text-box>
              <text:p>BFO says <text:span text:style-name="T4">〈</text:span>launch<text:span text:style-name="T4">〉</text:span></text:p>
            </draw:text-box>
          </draw:frame>
          <draw:custom-shape draw:style-name="gr2" draw:text-style-name="P1" draw:layer="layout" svg:width="6.281cm" svg:height="2.589cm" svg:x="12.285cm" svg:y="8.356cm">
            <text:p>GFO says <text:span text:style-name="T4">〈</text:span>launch<text:span text:style-name="T4">〉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12:07</meta:creation-date>
    <dc:date>2012-09-25T21:21:50</dc:date>
    <meta:editing-duration>PT20M43S</meta:editing-duration>
    <meta:editing-cycles>6</meta:editing-cycles>
    <meta:generator>LibreOffice/3.5$Linux_X86_64 LibreOffice_project/350m1$Build-2</meta:generator>
    <meta:document-statistic meta:object-count="9"/>
  </office:meta>
</office:document-meta>
</file>